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1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omic Sans MS5" svg:font-family="'Comic Sans MS'" style:font-adornments="標準" style:font-family-generic="script" style:font-pitch="variable"/>
    <style:font-face style:name="Comic Sans MS4" svg:font-family="'Comic Sans MS'" style:font-adornments="粗體" style:font-family-generic="script" style:font-pitch="variable"/>
    <style:font-face style:name="Source Sans Pro2" svg:font-family="'Source Sans Pro'" style:font-family-generic="script" style:font-pitch="variable"/>
    <style:font-face style:name="新細明體" svg:font-family="新細明體" style:font-family-generic="script" style:font-pitch="variable"/>
    <style:font-face style:name="標楷體" svg:font-family="標楷體" style:font-family-generic="script" style:font-pitch="variable"/>
    <style:font-face style:name="標楷體8" svg:font-family="標楷體" style:font-adornments="標準" style:font-family-generic="script" style:font-pitch="variable"/>
    <style:font-face style:name="標楷體6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3" svg:font-family="'Comic Sans MS'" style:font-family-generic="system" style:font-pitch="variable"/>
    <style:font-face style:name="Comic Sans MS1" svg:font-family="'Comic Sans MS'" style:font-adornments="標準" style:font-family-generic="system" style:font-pitch="variable"/>
    <style:font-face style:name="Comic Sans MS2" svg:font-family="'Comic Sans MS'" style:font-adornments="粗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5" svg:font-family="標楷體" style:font-family-generic="system" style:font-pitch="variable"/>
    <style:font-face style:name="標楷體7" svg:font-family="標楷體" style:font-adornments="標準" style:font-family-generic="system" style:font-pitch="variable"/>
    <style:font-face style:name="標楷體4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184cm" fo:min-width="4.934cm"/>
    </style:style>
    <style:style style:name="gr3" style:family="graphic" style:parent-style-name="standard">
      <style:graphic-properties draw:textarea-horizontal-align="justify" draw:textarea-vertical-align="middle" draw:auto-grow-height="false" fo:min-height="0.928cm" fo:min-width="3.428cm"/>
    </style:style>
    <style:style style:name="gr4" style:family="graphic" style:parent-style-name="standard">
      <style:graphic-properties draw:fill="solid" draw:fill-color="#bd64da" draw:textarea-horizontal-align="justify" draw:textarea-vertical-align="middle" draw:auto-grow-height="false" fo:min-height="0.508cm" fo:min-width="0.508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508cm" fo:min-width="0.5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56cm" fo:min-width="3.3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5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10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28cm" fo:min-width="2.178cm"/>
    </style:style>
    <style:style style:name="gr13" style:family="graphic" style:parent-style-name="standard">
      <style:graphic-properties draw:textarea-horizontal-align="justify" draw:textarea-vertical-align="middle" draw:auto-grow-height="false" fo:min-height="3.183cm" fo:min-width="4.934cm"/>
    </style:style>
    <style:style style:name="gr14" style:family="graphic" style:parent-style-name="standard">
      <style:graphic-properties draw:fill="solid" draw:fill-color="#dada64" draw:textarea-horizontal-align="justify" draw:textarea-vertical-align="middle" draw:auto-grow-height="false" fo:min-height="0.508cm" fo:min-width="0.508cm"/>
    </style:style>
    <style:style style:name="gr15" style:family="graphic" style:parent-style-name="standard">
      <style:graphic-properties draw:textarea-horizontal-align="justify" draw:textarea-vertical-align="middle" draw:auto-grow-height="false" fo:min-height="4.538cm" fo:min-width="4.788cm"/>
    </style:style>
    <style:style style:name="gr16" style:family="graphic" style:parent-style-name="standard">
      <style:graphic-properties draw:textarea-horizontal-align="justify" draw:textarea-vertical-align="middle" draw:auto-grow-height="false" fo:min-height="2.056cm" fo:min-width="2.056cm"/>
    </style:style>
    <style:style style:name="gr17" style:family="graphic" style:parent-style-name="standard">
      <style:graphic-properties draw:fill="solid" draw:fill-color="#da7964" draw:textarea-horizontal-align="justify" draw:textarea-vertical-align="middle" draw:auto-grow-height="false" fo:min-height="0.508cm" fo:min-width="0.50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0.54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0.6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5.43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96cm" fo:min-width="3.46cm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4.03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solid" draw:fill-color="#bd64da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標楷體1" style:font-name-asian="標楷體1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dada64"/>
      <style:paragraph-properties fo:text-align="center"/>
    </style:style>
    <style:style style:name="P12" style:family="paragraph">
      <loext:graphic-properties draw:fill="solid" draw:fill-color="#da796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標楷體1" style:font-name-asian="標楷體1"/>
    </style:style>
    <style:style style:name="T2" style:family="text">
      <style:text-properties style:font-name="Comic Sans MS" style:font-name-asian="標楷體1"/>
    </style:style>
    <style:style style:name="T3" style:family="text">
      <style:text-properties style:use-window-font-color="true" loext:opacity="0%" style:text-outline="false" style:text-line-through-style="none" style:text-line-through-type="none" style:font-name="Comic Sans MS5" fo:font-size="24pt" fo:font-style="normal" fo:text-shadow="none" style:text-underline-style="none" fo:font-weight="normal" style:letter-kerning="true" style:font-name-asian="標楷體3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mic Sans M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三視圖</text:p>
          </draw:text-box>
        </draw:frame>
        <draw:frame presentation:style-name="pr2" draw:text-style-name="P3" draw:layer="layout" svg:width="25cm" svg:height="4.031cm" svg:x="1.25cm" svg:y="10.75cm" presentation:class="subtitle" presentation:user-transformed="true">
          <draw:text-box>
            <text:p text:style-name="P1">2022/12/24製作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三視圖-目錄</text:p>
          </draw:text-box>
        </draw:frame>
        <draw:frame presentation:style-name="pr5" draw:text-style-name="P5" draw:layer="layout" svg:width="12.199cm" svg:height="9.75cm" svg:x="1.5cm" svg:y="4cm" presentation:class="outline">
          <draw:text-box>
            <text:list text:style-name="L2">
              <text:list-item>
                <text:p>姓名/日期<text:tab/><text:tab/><text:tab/>P.</text:p>
              </text:list-item>
              <text:list-item>
                <text:p>內容名稱<text:tab/><text:tab/><text:tab/><text:tab/>P.</text:p>
              </text:list-item>
              <text:list-item>
                <text:p>課程重點/目標<text:tab/>P.</text:p>
              </text:list-item>
              <text:list-item>
                <text:p>使用材料<text:tab/><text:tab/><text:tab/><text:tab/>P.</text:p>
              </text:list-item>
              <text:list-item>
                <text:p>活動/結構<text:tab/><text:tab/><text:tab/>P.</text:p>
              </text:list-item>
            </text:list>
          </draw:text-box>
        </draw:frame>
        <draw:frame presentation:style-name="pr5" draw:text-style-name="P5" draw:layer="layout" svg:width="12.199cm" svg:height="9.75cm" svg:x="14.31cm" svg:y="4cm" presentation:class="outline">
          <draw:text-box>
            <text:list text:style-name="L2">
              <text:list-item>
                <text:p text:style-name="P5">我的深入探討<text:tab/><text:tab/>P.</text:p>
                <text:list>
                  <text:list-item>
                    <text:p text:style-name="P5">判別球數<text:tab/><text:tab/><text:tab/>P.</text:p>
                    <text:list>
                      <text:list-item>
                        <text:p text:style-name="P5">前視圖<text:tab/><text:tab/><text:tab/>P.</text:p>
                      </text:list-item>
                      <text:list-item>
                        <text:p text:style-name="P5">右視圖<text:tab/><text:tab/><text:tab/>P.</text:p>
                      </text:list-item>
                      <text:list-item>
                        <text:p text:style-name="P5">上視圖<text:tab/><text:tab/><text:tab/>P.</text:p>
                      </text:list-item>
                    </text:list>
                  </text:list-item>
                  <text:list-item>
                    <text:p text:style-name="P5">出題畫畫看<text:tab/><text:tab/><text:tab/>P.</text:p>
                  </text:list-item>
                  <text:list-item>
                    <text:p text:style-name="P5">排列所有可能性<text:tab/>P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內容名稱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三視圖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課程重點/目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學習視圖的概念及推理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使用材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雞蛋盒3*2*1一個、2*2*2一個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活動/結構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給題目卡，預測有球的位置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前視圖怎麼判別幾顆球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若前視圖為下圖1，則有可能有球的位置如下圖2。</text:p>
              </text:list-item>
            </text:list>
          </draw:text-box>
        </draw:frame>
        <draw:custom-shape draw:style-name="gr2" draw:text-style-name="P1" draw:layer="layout" svg:width="5.5cm" svg:height="3.75cm" svg:x="11.5cm" svg:y="5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5cm" svg:height="1.25cm" svg:x="2.2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.4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3.65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848cm" svg:y="6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2.3cm" svg:y="8cm">
          <draw:text-box>
            <text:p><text:span text:style-name="T1">↑</text:span><text:span text:style-name="T1">圖</text:span><text:span text:style-name="T2">1</text:span></text:p>
          </draw:text-box>
        </draw:frame>
        <draw:custom-shape draw:style-name="gr7" draw:text-style-name="P1" draw:layer="layout" svg:width="3.75cm" svg:height="2.5cm" svg:x="6.9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7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8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1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8.3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7cm" svg:y="8.219cm">
          <draw:text-box>
            <text:p><text:span text:style-name="T1">↑</text:span><text:span text:style-name="T1">圖</text:span><text:span text:style-name="T2">2</text:span></text:p>
          </draw:text-box>
        </draw:frame>
        <draw:custom-shape draw:style-name="gr4" draw:text-style-name="P7" draw:layer="layout" svg:width="1cm" svg:height="1cm" svg:x="9.50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502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2.526cm" svg:height="0.976cm" svg:x="11.852cm" svg:y="5.25cm">
          <draw:text-box>
            <text:p><text:span text:style-name="T1">圖例：</text:span></text:p>
          </draw:text-box>
        </draw:frame>
        <draw:custom-shape draw:style-name="gr5" draw:text-style-name="P8" draw:layer="layout" svg:width="1cm" svg:height="1cm" svg:x="12cm" svg:y="6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cm" svg:y="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202cm" svg:height="1.048cm" svg:x="20.453cm" svg:y="8.44cm">
          <draw:text-box>
            <text:p/>
          </draw:text-box>
        </draw:frame>
        <draw:frame draw:style-name="gr10" draw:text-style-name="P9" draw:layer="layout" svg:width="1.751cm" svg:height="0.976cm" svg:x="13.249cm" svg:y="6.326cm">
          <draw:text-box>
            <text:p><text:span text:style-name="T1">沒球</text:span></text:p>
          </draw:text-box>
        </draw:frame>
        <draw:frame draw:style-name="gr11" draw:text-style-name="P9" draw:layer="layout" svg:width="3.301cm" svg:height="0.976cm" svg:x="13.25cm" svg:y="7.526cm">
          <draw:text-box>
            <text:p><text:span text:style-name="T1">可能有球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右視圖怎麼判別幾顆球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若右視圖為下圖1，則有可能有球的位置如下圖2。</text:p>
              </text:list-item>
            </text:list>
          </draw:text-box>
        </draw:frame>
        <draw:custom-shape draw:style-name="gr12" draw:text-style-name="P1" draw:layer="layout" svg:width="2.5cm" svg:height="1.25cm" svg:x="2.2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.4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3.65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2.3cm" svg:y="8cm">
          <draw:text-box>
            <text:p><text:span text:style-name="T1">↑</text:span><text:span text:style-name="T1">圖</text:span><text:span text:style-name="T2">1</text:span></text:p>
          </draw:text-box>
        </draw:frame>
        <draw:custom-shape draw:style-name="gr7" draw:text-style-name="P1" draw:layer="layout" svg:width="3.75cm" svg:height="2.5cm" svg:x="5.6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cm" svg:height="1cm" svg:x="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7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8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0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5.7cm" svg:y="8.219cm">
          <draw:text-box>
            <text:p><text:span text:style-name="T1">↑</text:span><text:span text:style-name="T1">圖</text:span><text:span text:style-name="T2">2</text:span></text:p>
          </draw:text-box>
        </draw:frame>
        <draw:custom-shape draw:style-name="gr5" draw:text-style-name="P8" draw:layer="layout" svg:width="1cm" svg:height="1cm" svg:x="8.20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202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5cm" svg:height="3.749cm" svg:x="11.501cm" svg:y="5.2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2.526cm" svg:height="0.976cm" svg:x="11.853cm" svg:y="5.251cm">
          <draw:text-box>
            <text:p><text:span text:style-name="T1">圖例：</text:span></text:p>
          </draw:text-box>
        </draw:frame>
        <draw:custom-shape draw:style-name="gr5" draw:text-style-name="P8" draw:layer="layout" svg:width="1cm" svg:height="1cm" svg:x="12.001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001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751cm" svg:height="0.976cm" svg:x="13.25cm" svg:y="6.327cm">
          <draw:text-box>
            <text:p><text:span text:style-name="T1">沒球</text:span></text:p>
          </draw:text-box>
        </draw:frame>
        <draw:frame draw:style-name="gr11" draw:text-style-name="P9" draw:layer="layout" svg:width="3.301cm" svg:height="0.976cm" svg:x="13.251cm" svg:y="7.527cm">
          <draw:text-box>
            <text:p><text:span text:style-name="T1">可能有球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上視圖怎麼判別幾顆球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3">若</text:span>上視圖為下圖1，則有可能或一定有球的位置如下圖2、3。</text:p>
              </text:list-item>
            </text:list>
          </draw:text-box>
        </draw:frame>
        <draw:custom-shape draw:style-name="gr7" draw:text-style-name="P1" draw:layer="layout" svg:width="3.75cm" svg:height="2.5cm" svg:x="2.2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.4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3.65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2.3cm" svg:y="9cm">
          <draw:text-box>
            <text:p><text:span text:style-name="T1">↑</text:span><text:span text:style-name="T1">圖</text:span><text:span text:style-name="T2">1</text:span></text:p>
          </draw:text-box>
        </draw:frame>
        <draw:custom-shape draw:style-name="gr7" draw:text-style-name="P1" draw:layer="layout" svg:width="3.75cm" svg:height="2.5cm" svg:x="7cm" svg:y="6.5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7.2cm" svg:y="6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8.401cm" svg:y="6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40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7.1cm" svg:y="9.019cm">
          <draw:text-box>
            <text:p><text:span text:style-name="T1">↑</text:span><text:span text:style-name="T1">圖</text:span><text:span text:style-name="T2">2</text:span></text:p>
          </draw:text-box>
        </draw:frame>
        <draw:custom-shape draw:style-name="gr5" draw:text-style-name="P8" draw:layer="layout" svg:width="1cm" svg:height="1cm" svg:x="9.602cm" svg:y="6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602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.45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65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4.85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85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75cm" svg:height="2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cm" svg:height="1cm" svg:x="11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12.9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cm" svg:height="1cm" svg:x="11.701cm" svg:y="7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cm" svg:height="1cm" svg:x="12.901cm" svg:y="7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11.6cm" svg:y="9cm">
          <draw:text-box>
            <text:p><text:span text:style-name="T1">↑</text:span><text:span text:style-name="T1">圖</text:span><text:span text:style-name="T2">3</text:span></text:p>
          </draw:text-box>
        </draw:frame>
        <draw:custom-shape draw:style-name="gr5" draw:text-style-name="P8" draw:layer="layout" svg:width="1cm" svg:height="1cm" svg:x="14.102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cm" svg:height="1cm" svg:x="14.102cm" svg:y="7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5.5cm" svg:height="5.25cm" svg:x="16cm" svg:y="5.2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2.526cm" svg:height="0.976cm" svg:x="16.352cm" svg:y="5.251cm">
          <draw:text-box>
            <text:p><text:span text:style-name="T1">圖例：</text:span></text:p>
          </draw:text-box>
        </draw:frame>
        <draw:custom-shape draw:style-name="gr5" draw:text-style-name="P8" draw:layer="layout" svg:width="1cm" svg:height="1cm" svg:x="16.5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6.5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751cm" svg:height="0.976cm" svg:x="17.749cm" svg:y="6.327cm">
          <draw:text-box>
            <text:p><text:span text:style-name="T1">沒球</text:span></text:p>
          </draw:text-box>
        </draw:frame>
        <draw:frame draw:style-name="gr11" draw:text-style-name="P9" draw:layer="layout" svg:width="3.301cm" svg:height="0.976cm" svg:x="17.75cm" svg:y="7.527cm">
          <draw:text-box>
            <text:p><text:span text:style-name="T1">可能有球</text:span></text:p>
          </draw:text-box>
        </draw:frame>
        <draw:custom-shape draw:style-name="gr14" draw:text-style-name="P11" draw:layer="layout" svg:width="1cm" svg:height="1cm" svg:x="16.5cm" svg:y="9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3.301cm" svg:height="0.976cm" svg:x="17.751cm" svg:y="9.027cm">
          <draw:text-box>
            <text:p><text:span text:style-name="T1">一定有球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出題畫畫看</text:p>
          </draw:text-box>
        </draw:frame>
        <draw:custom-shape draw:style-name="gr16" draw:text-style-name="P1" draw:layer="layout" svg:width="2.5cm" svg:height="2.5cm" svg:x="1.9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cm" svg:height="1cm" svg:x="2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3.3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2.1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3.3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5.101cm" svg:y="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cm" svg:height="1cm" svg:x="5.3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6.50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5.3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6.5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8.401cm" svg:y="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cm" svg:height="1cm" svg:x="8.6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9.80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8.6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9.8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9cm" svg:height="1.014cm" svg:x="2cm" svg:y="7cm">
          <draw:text-box>
            <text:p><text:span text:style-name="T1">上視圖、前視圖、右視圖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排列所有可能性</text:p>
          </draw:text-box>
        </draw:frame>
        <draw:custom-shape draw:style-name="gr16" draw:text-style-name="P1" draw:layer="layout" svg:width="2.5cm" svg:height="2.5cm" svg:x="2.799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.99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2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2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6cm" svg:y="5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6.2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7.401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6.201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401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2.798cm" svg:y="8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.998cm" svg:y="8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19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.99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19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5.999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cm" svg:height="1cm" svg:x="6.19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4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6.2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7.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0.744cm" svg:height="1.281cm" svg:x="1.756cm" svg:y="5.514cm">
          <draw:text-box>
            <text:p><text:span text:style-name="T4">1.</text:span></text:p>
          </draw:text-box>
        </draw:frame>
        <draw:frame draw:style-name="gr20" draw:text-style-name="P13" draw:layer="layout" svg:width="0.871cm" svg:height="1.281cm" svg:x="1.697cm" svg:y="8.399cm">
          <draw:text-box>
            <text:p><text:span text:style-name="T4">2.</text:span></text:p>
          </draw:text-box>
        </draw:frame>
        <draw:frame draw:style-name="gr21" draw:text-style-name="P14" draw:layer="layout" svg:width="5.639cm" svg:height="1.281cm" svg:x="2.663cm" svg:y="3.617cm">
          <draw:text-box>
            <text:p><text:span text:style-name="T1">第</text:span><text:span text:style-name="T4">1</text:span><text:span text:style-name="T1">層、第</text:span><text:span text:style-name="T4">2</text:span><text:span text:style-name="T1">層</text:span></text:p>
          </draw:text-box>
        </draw:frame>
        <draw:custom-shape draw:style-name="gr22" draw:text-style-name="P1" draw:layer="layout" svg:width="4cm" svg:height="3.5cm" svg:x="23cm" svg:y="1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2.526cm" svg:height="0.976cm" svg:x="23.352cm" svg:y="10.5cm">
          <draw:text-box>
            <text:p><text:span text:style-name="T1">圖例：</text:span></text:p>
          </draw:text-box>
        </draw:frame>
        <draw:custom-shape draw:style-name="gr5" draw:text-style-name="P8" draw:layer="layout" svg:width="1cm" svg:height="1cm" svg:x="23.5cm" svg:y="11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3.5cm" svg:y="12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751cm" svg:height="0.976cm" svg:x="24.749cm" svg:y="11.576cm">
          <draw:text-box>
            <text:p><text:span text:style-name="T1">沒球</text:span></text:p>
          </draw:text-box>
        </draw:frame>
        <draw:frame draw:style-name="gr10" draw:text-style-name="P9" draw:layer="layout" svg:width="1.751cm" svg:height="0.976cm" svg:x="24.75cm" svg:y="12.776cm">
          <draw:text-box>
            <text:p><text:span text:style-name="T1">有球</text:span></text:p>
          </draw:text-box>
        </draw:frame>
        <draw:custom-shape draw:style-name="gr16" draw:text-style-name="P1" draw:layer="layout" svg:width="2.5cm" svg:height="2.5cm" svg:x="10.799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0.99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2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2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14cm" svg:y="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4.2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5.401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14.201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5.401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10.798cm" svg:y="8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0.998cm" svg:y="8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19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99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19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13.999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cm" svg:height="1cm" svg:x="14.19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5.4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4.2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5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0.871cm" svg:height="1.281cm" svg:x="9.756cm" svg:y="5.614cm">
          <draw:text-box>
            <text:p><text:span text:style-name="T4">4.</text:span></text:p>
          </draw:text-box>
        </draw:frame>
        <draw:frame draw:style-name="gr20" draw:text-style-name="P13" draw:layer="layout" svg:width="0.871cm" svg:height="1.281cm" svg:x="9.697cm" svg:y="8.499cm">
          <draw:text-box>
            <text:p><text:span text:style-name="T4">5.</text:span></text:p>
          </draw:text-box>
        </draw:frame>
        <draw:custom-shape draw:style-name="gr16" draw:text-style-name="P1" draw:layer="layout" svg:width="2.5cm" svg:height="2.5cm" svg:x="2.799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.99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2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2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6cm" svg:y="11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6.2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401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6.201cm" svg:y="1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7.401cm" svg:y="1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0.871cm" svg:height="1.281cm" svg:x="1.698cm" svg:y="11.5cm">
          <draw:text-box>
            <text:p><text:span text:style-name="T4">3.</text:span></text:p>
          </draw:text-box>
        </draw:frame>
        <draw:custom-shape draw:style-name="gr16" draw:text-style-name="P1" draw:layer="layout" svg:width="2.5cm" svg:height="2.5cm" svg:x="10.799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0.99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2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2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14cm" svg:y="11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4.2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15.401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4.201cm" svg:y="1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5.401cm" svg:y="1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0.871cm" svg:height="1.281cm" svg:x="9.698cm" svg:y="11.5cm">
          <draw:text-box>
            <text:p><text:span text:style-name="T4">6.</text:span></text:p>
          </draw:text-box>
        </draw:frame>
        <draw:frame draw:style-name="gr21" draw:text-style-name="P14" draw:layer="layout" svg:width="5.639cm" svg:height="1.281cm" svg:x="10.861cm" svg:y="3.719cm">
          <draw:text-box>
            <text:p><text:span text:style-name="T1">第</text:span><text:span text:style-name="T4">1</text:span><text:span text:style-name="T1">層、第</text:span><text:span text:style-name="T4">2</text:span><text:span text:style-name="T1">層</text:span></text:p>
          </draw:text-box>
        </draw:frame>
        <draw:custom-shape draw:style-name="gr16" draw:text-style-name="P1" draw:layer="layout" svg:width="2.5cm" svg:height="2.5cm" svg:x="19.043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9.243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0.444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9.244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0.444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22.244cm" svg:y="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2.444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3.64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2.445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3.645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0.871cm" svg:height="1.281cm" svg:x="18cm" svg:y="5.614cm">
          <draw:text-box>
            <text:p><text:span text:style-name="T4">7.</text:span></text:p>
          </draw:text-box>
        </draw:frame>
        <draw:frame draw:style-name="gr21" draw:text-style-name="P14" draw:layer="layout" svg:width="5.639cm" svg:height="1.281cm" svg:x="18.861cm" svg:y="3.719cm">
          <draw:text-box>
            <text:p><text:span text:style-name="T1">第</text:span><text:span text:style-name="T4">1</text:span><text:span text:style-name="T1">層、第</text:span><text:span text:style-name="T4">2</text:span><text:span text:style-name="T1">層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1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omic Sans MS5" svg:font-family="'Comic Sans MS'" style:font-adornments="標準" style:font-family-generic="script" style:font-pitch="variable"/>
    <style:font-face style:name="Comic Sans MS4" svg:font-family="'Comic Sans MS'" style:font-adornments="粗體" style:font-family-generic="script" style:font-pitch="variable"/>
    <style:font-face style:name="Source Sans Pro2" svg:font-family="'Source Sans Pro'" style:font-family-generic="script" style:font-pitch="variable"/>
    <style:font-face style:name="新細明體" svg:font-family="新細明體" style:font-family-generic="script" style:font-pitch="variable"/>
    <style:font-face style:name="標楷體" svg:font-family="標楷體" style:font-family-generic="script" style:font-pitch="variable"/>
    <style:font-face style:name="標楷體8" svg:font-family="標楷體" style:font-adornments="標準" style:font-family-generic="script" style:font-pitch="variable"/>
    <style:font-face style:name="標楷體6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3" svg:font-family="'Comic Sans MS'" style:font-family-generic="system" style:font-pitch="variable"/>
    <style:font-face style:name="Comic Sans MS1" svg:font-family="'Comic Sans MS'" style:font-adornments="標準" style:font-family-generic="system" style:font-pitch="variable"/>
    <style:font-face style:name="Comic Sans MS2" svg:font-family="'Comic Sans MS'" style:font-adornments="粗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5" svg:font-family="標楷體" style:font-family-generic="system" style:font-pitch="variable"/>
    <style:font-face style:name="標楷體7" svg:font-family="標楷體" style:font-adornments="標準" style:font-family-generic="system" style:font-pitch="variable"/>
    <style:font-face style:name="標楷體4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4" fo:font-family="'Comic Sans MS'" style:font-style-name="粗體" style:font-family-generic="script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標楷體2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5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1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style:use-window-font-color="true" loext:opacity="0%" style:text-outline="false" style:text-line-through-style="none" style:text-line-through-type="none" style:font-name="Comic Sans MS5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5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Comic Sans MS5" fo:font-family="'Comic Sans MS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19:27:29.922000000</meta:creation-date>
    <meta:editing-duration>PT1H19M24S</meta:editing-duration>
    <meta:editing-cycles>33</meta:editing-cycles>
    <meta:generator>LibreOffice/7.1.6.2$Windows_X86_64 LibreOffice_project/0e133318fcee89abacd6a7d077e292f1145735c3</meta:generator>
    <dc:title>Vivid</dc:title>
    <dc:date>2022-12-24T07:09:10.002000000</dc:date>
    <meta:document-statistic meta:object-count="259"/>
  </office:meta>
</office:document-meta>
</file>